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HY MyeongJo Light" svg:font-family="'HY MyeongJo Light'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04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30"/>
    <style:style style:name="ce2" style:family="table-cell" style:parent-style-name="Default" style:data-style-name="N129"/>
    <style:style style:name="ce3" style:family="table-cell" style:parent-style-name="Default" style:data-style-name="N131"/>
    <style:style style:name="ce4" style:family="table-cell" style:parent-style-name="Default" style:data-style-name="N132"/>
    <style:style style:name="ce5" style:family="table-cell" style:parent-style-name="Default" style:data-style-name="N133"/>
    <style:style style:name="ce6" style:family="table-cell" style:parent-style-name="Default" style:data-style-name="N134"/>
    <style:style style:name="ce7" style:family="table-cell" style:parent-style-name="Default" style:data-style-name="N135"/>
    <style:style style:name="ce8" style:family="table-cell" style:parent-style-name="Default" style:data-style-name="N136"/>
    <style:style style:name="ce9" style:family="table-cell" style:parent-style-name="Default" style:data-style-name="N137"/>
    <style:style style:name="ce10" style:family="table-cell" style:parent-style-name="Default" style:data-style-name="N121"/>
    <style:style style:name="ce11" style:family="table-cell" style:parent-style-name="Default" style:data-style-name="N122"/>
    <style:style style:name="ce12" style:family="table-cell" style:parent-style-name="Default" style:data-style-name="N99"/>
    <style:style style:name="ce13" style:family="table-cell" style:parent-style-name="Default" style:data-style-name="N124"/>
    <style:style style:name="ce14" style:family="table-cell" style:parent-style-name="Default" style:data-style-name="N125"/>
    <style:style style:name="ce15" style:family="table-cell" style:parent-style-name="Default" style:data-style-name="N126"/>
    <style:style style:name="ce16" style:family="table-cell" style:parent-style-name="Default" style:data-style-name="N117"/>
    <style:style style:name="ce17" style:family="table-cell" style:parent-style-name="Default" style:data-style-name="N128"/>
    <style:style style:name="ce18" style:family="table-cell" style:parent-style-name="Default" style:data-style-name="N119"/>
    <style:style style:name="ce19" style:family="table-cell" style:parent-style-name="Default" style:data-style-name="N120"/>
    <style:style style:name="ce20" style:family="table-cell" style:parent-style-name="Default" style:data-style-name="N116"/>
    <style:style style:name="ce21" style:family="table-cell" style:parent-style-name="Default" style:data-style-name="N130"/>
    <style:style style:name="gr1" style:family="graphic">
      <style:graphic-properties draw:marker-start="선_20_끝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lbany" fo:font-size="10pt" fo:language="ko" fo:country="KR" fo:font-style="normal" fo:text-shadow="none" style:text-underline-style="none" fo:font-weight="normal" style:text-underline-mode="continuous" style:text-line-through-mode="continuous" style:font-name-asian="HY MyeongJo Light" style:font-size-asian="10pt" style:language-asian="ko" style:country-asian="KR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시트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office:annotation draw:style-name="gr1" draw:text-style-name="P1" svg:width="1.1413in" svg:height="0.5535in" svg:x="2.1567in" svg:y="0in" draw:caption-point-x="-2.1567in" draw:caption-point-y="0in">
              <dc:creator>qs82</dc:creator>
              <dc:date>1899-12-30T00:00:00</dc:date>
              <text:p text:style-name="P1">찹탱태탬</text:p>
              <text:p text:style-name="P1">드텟앙 테슛</text:p>
              <text:p text:style-name="P1">Test</text:p>
            </office:annotation>
            <text:p>Note</text:p>
          </table:table-cell>
          <table:table-cell office:value-type="string">
            <office:annotation draw:style-name="gr1" draw:text-style-name="P1" svg:width="1.1413in" svg:height="0.5535in" svg:x="3.0457in" svg:y="0in" draw:caption-point-x="-3.0457in" draw:caption-point-y="0in">
              <dc:creator>qs82</dc:creator>
              <dc:date>1899-12-30T00:00:00</dc:date>
              <text:p text:style-name="P1">찹탱태탬</text:p>
              <text:p text:style-name="P1">드텟앙 테슛</text:p>
              <text:p text:style-name="P1">Test</text:p>
            </office:annotation>
            <text:p>탐맡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table:formula="oooc:=SUM(뮤츔)" office:value-type="float" office:value="6">
            <text:p>6</text:p>
          </table:table-cell>
          <table:table-cell/>
          <table:table-cell office:value-type="float" office:value="9">
            <text:p>9</text:p>
          </table:table-cell>
          <table:table-cell table:formula="oooc:=SUM(툐ㅋ)" office:value-type="float" office:value="24">
            <text:p>24</text:p>
          </table:table-cell>
          <table:table-cell/>
          <table:table-cell table:formula="oooc:=뮤츔-툐ㅋ" office:value-type="float" office:value="-8">
            <text:p>-8</text:p>
          </table:table-cell>
          <table:table-cell/>
          <table:table-cell table:formula="oooc:=PRODUCT(툐ㅋ)-PRODUCT(뮤츔)" office:value-type="float" office:value="498">
            <text:p>49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table:formula="oooc:=뮤츔-툐ㅋ" office:value-type="float" office:value="-6">
            <text:p>-6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formula="oooc:=뮤츔-툐ㅋ" office:value-type="float" office:value="-4">
            <text:p>-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2">
          <table:table-cell office:value-type="string">
            <text:p>뮤츔쿄툐넹</text:p>
          </table:table-cell>
          <table:table-cell table:formula="oooc:=LEFT([.A7];2)" office:value-type="string" office:string-value="뮤츔">
            <text:p>뮤츔</text:p>
          </table:table-cell>
          <table:table-cell table:formula="oooc:=RIGHT([.A7];2)" office:value-type="string" office:string-value="툐넹">
            <text:p>툐넹</text:p>
          </table:table-cell>
          <table:table-cell table:formula="oooc:=MID([.A7];2;3)" office:value-type="string" office:string-value="츔쿄툐">
            <text:p>츔쿄툐</text:p>
          </table:table-cell>
          <table:table-cell table:formula="oooc:=UPPER([.A7])" office:value-type="string" office:string-value="뮤츔쿄툐넹">
            <text:p>뮤츔쿄툐넹</text:p>
          </table:table-cell>
          <table:table-cell table:formula="oooc:=LOWER([.A7])" office:value-type="string" office:string-value="뮤츔쿄툐넹">
            <text:p>뮤츔쿄툐넹</text:p>
          </table:table-cell>
          <table:table-cell table:formula="oooc:=CONCATENATE([.B7];[.C7])" office:value-type="string" office:string-value="뮤츔툐넹">
            <text:p>뮤츔툐넹</text:p>
          </table:table-cell>
          <table:table-cell table:formula="oooc:=CODE([.G7])" office:value-type="float" office:value="63">
            <text:p>63</text:p>
          </table:table-cell>
          <table:table-cell table:formula="oooc:=REPLACE([.A7];3;1;&quot;BLA&quot;)" office:value-type="string" office:string-value="뮤츔BLA툐넹">
            <text:p>뮤츔BLA툐넹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ooc:=1/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 table:formula="oooc:=SUM(pi)" office:value-type="string" office:string-value="#NAME?">
            <text:p>#NAME?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2">
          <table:table-cell table:style-name="ce1" office:value-type="date" office:date-value="2000-09-20">
            <text:p>9/20/00</text:p>
          </table:table-cell>
          <table:table-cell/>
          <table:table-cell table:style-name="ce13" office:value-type="currency" office:currency="KRW" office:value="1.23">
            <text:p>￦1</text:p>
          </table:table-cell>
          <table:table-cell/>
          <table:table-cell table:style-name="ce21" office:value-type="time" office:time-value="PT79H55M12S">
            <text:p>07시55분12초</text:p>
          </table:table-cell>
          <table:table-cell table:number-columns-repeated="4"/>
        </table:table-row>
        <table:table-row table:style-name="ro2">
          <table:table-cell table:style-name="ce2" office:value-type="date" office:date-value="2000-09-21">
            <text:p>2000년9월21일 Thursday </text:p>
          </table:table-cell>
          <table:table-cell/>
          <table:table-cell table:style-name="ce14" office:value-type="currency" office:currency="KRW" office:value="-2.43">
            <text:p>-￦2.43</text:p>
          </table:table-cell>
          <table:table-cell table:number-columns-repeated="6"/>
        </table:table-row>
        <table:table-row table:style-name="ro2">
          <table:table-cell table:style-name="ce3" office:value-type="date" office:date-value="2000-09-22">
            <text:p>00年9月22日</text:p>
          </table:table-cell>
          <table:table-cell/>
          <table:table-cell table:style-name="ce15" office:value-type="currency" office:currency="KRW" office:value="3.54">
            <text:p>￦4</text:p>
          </table:table-cell>
          <table:table-cell table:number-columns-repeated="6"/>
        </table:table-row>
        <table:table-row table:style-name="ro2">
          <table:table-cell table:style-name="ce4" office:value-type="date" office:date-value="2000-09-23">
            <text:p>2000년9월23일</text:p>
          </table:table-cell>
          <table:table-cell/>
          <table:table-cell table:style-name="ce16" office:value-type="currency" office:currency="KRW" office:value="-4.33">
            <text:p>-￦4.33</text:p>
          </table:table-cell>
          <table:table-cell table:number-columns-repeated="6"/>
        </table:table-row>
        <table:table-row table:style-name="ro2">
          <table:table-cell table:style-name="ce5" office:value-type="date" office:date-value="2000-09-24">
            <text:p>00/9/24</text:p>
          </table:table-cell>
          <table:table-cell/>
          <table:table-cell table:style-name="ce17" office:value-type="currency" office:currency="KRW" office:value="2.23">
            <text:p>￦2.23</text:p>
          </table:table-cell>
          <table:table-cell table:number-columns-repeated="6"/>
        </table:table-row>
        <table:table-row table:style-name="ro2">
          <table:table-cell table:style-name="ce6" office:value-type="date" office:date-value="2000-09-25">
            <text:p>2000年9月25日</text:p>
          </table:table-cell>
          <table:table-cell/>
          <table:table-cell table:style-name="ce17" office:value-type="currency" office:currency="KRW" office:value="-1.43">
            <text:p>-￦1.43</text:p>
          </table:table-cell>
          <table:table-cell table:number-columns-repeated="6"/>
        </table:table-row>
        <table:table-row table:style-name="ro2">
          <table:table-cell table:style-name="ce7" office:value-type="date" office:date-value="2000-09-26">
            <text:p>00년9월</text:p>
          </table:table-cell>
          <table:table-cell/>
          <table:table-cell table:style-name="ce18" office:value-type="currency" office:currency="KRW" office:value="4.54">
            <text:p>4.54 KRW</text:p>
          </table:table-cell>
          <table:table-cell table:number-columns-repeated="6"/>
        </table:table-row>
        <table:table-row table:style-name="ro2">
          <table:table-cell table:style-name="ce8" office:value-type="date" office:date-value="2000-09-27">
            <text:p>00년9월27일 Wednesday </text:p>
          </table:table-cell>
          <table:table-cell/>
          <table:table-cell table:style-name="ce19" office:value-type="currency" office:currency="KRW" office:value="-3.33">
            <text:p>-3.33 KRW</text:p>
          </table:table-cell>
          <table:table-cell table:number-columns-repeated="6"/>
        </table:table-row>
        <table:table-row table:style-name="ro2">
          <table:table-cell table:style-name="ce9" office:value-type="date" office:date-value="2000-09-28">
            <text:p>00年9月28日 Thursday </text:p>
          </table:table-cell>
          <table:table-cell/>
          <table:table-cell table:style-name="ce20" office:value-type="currency" office:currency="KRW" office:value="3.23">
            <text:p>￦3.23</text:p>
          </table:table-cell>
          <table:table-cell table:number-columns-repeated="6"/>
        </table:table-row>
        <table:table-row table:style-name="ro1">
          <table:table-cell table:style-name="ce10" office:value-type="date" office:date-value="2000-09-29">
            <text:p>00-9-29 Friday </text:p>
          </table:table-cell>
          <table:table-cell table:number-columns-repeated="8"/>
        </table:table-row>
        <table:table-row table:style-name="ro2">
          <table:table-cell table:style-name="ce11" office:value-type="date" office:date-value="2000-09-30">
            <text:p>2000年度 第Q3/4期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2" office:value-type="boolean" office:boolean-value="true">
            <text:p>TRUE</text:p>
          </table:table-cell>
          <table:table-cell table:number-columns-repeated="8"/>
        </table:table-row>
        <table:table-row table:style-name="ro1">
          <table:table-cell table:style-name="ce12" office:value-type="boolean" office:boolean-value="false">
            <text:p>FALSE</text:p>
          </table:table-cell>
          <table:table-cell table:number-columns-repeated="8"/>
        </table:table-row>
      </table:table>
      <table:table table:name="시트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뮤츔" table:base-cell-address="$시트1.$A$3" table:cell-range-address="$시트1.$A$3:.$A$5"/>
        <table:named-range table:name="툐ㅋ" table:base-cell-address="$시트1.$D$5" table:cell-range-address="$시트1.$D$3:.$D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HY MyeongJo Light" svg:font-family="'HY MyeongJo Light'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ko" fo:country="KR" style:font-name-asian="HG Mincho Light J" style:language-asian="ko" style:country-asian="KR" style:font-name-complex="Arial Unicode M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ko" number:country="KR">￦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ko" number:country="KR">￦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6">
      <number:currency-symbol number:language="ko" number:country="KR">￦</number:currency-symbol>
      <number:number number:decimal-places="2" number:min-integer-digits="1" number:grouping="true"/>
    </number:currency-style>
    <number:currency-style style:name="N118">
      <number:number number:decimal-places="2" number:min-integer-digits="1" number:grouping="true"/>
      <number:text> </number:text>
      <number:currency-symbol>KRW</number:currency-symbol>
    </number:currency-style>
    <number:currency-style style:name="N119P0" style:volatile="true">
      <number:number number:decimal-places="2" number:min-integer-digits="1" number:grouping="true"/>
      <number:text> </number:text>
      <number:currency-symbol>KRW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>KRW</number:currency-symbol>
      <style:map style:condition="value()&gt;=0" style:apply-style-name="N119P0"/>
    </number:currency-style>
    <number:currency-style style:name="N120P0" style:volatile="true">
      <number:number number:decimal-places="2" number:min-integer-digits="1" number:grouping="true"/>
      <number:text> </number:text>
      <number:currency-symbol>KRW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>KRW</number:currency-symbol>
      <style:map style:condition="value()&gt;=0" style:apply-style-name="N120P0"/>
    </number:currency-style>
    <number:date-style style:name="N121">
      <number:year/>
      <number:text>-</number:text>
      <number:month/>
      <number:text>-</number:text>
      <number:day/>
      <number:text> </number:text>
      <number:day-of-week number:style="long"/>
      <number:text> </number:text>
    </number:date-style>
    <number:date-style style:name="N122">
      <number:year number:style="long"/>
      <number:text>年度 第</number:text>
      <number:quarter/>
      <number:text>/4期</number:text>
    </number:date-style>
    <number:currency-style style:name="N123">
      <number:currency-symbol number:language="ko" number:country="KR">￦</number:currency-symbol>
      <number:number number:decimal-places="0" number:min-integer-digits="1" number:grouping="true"/>
    </number:currency-style>
    <number:currency-style style:name="N124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24"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ko" number:country="KR">￦</number:currency-symbol>
      <number:number number:decimal-places="2" number:min-integer-digits="1" number:grouping="true"/>
    </number:currency-style>
    <number:currency-style style:name="N125">
      <number:text>-</number:text>
      <number:currency-symbol number:language="ko" number:country="KR">￦</number:currency-symbol>
      <number:number number:decimal-places="2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26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26P0"/>
    </number:currency-style>
    <number:currency-style style:name="N127">
      <number:currency-symbol number:language="ko" number:country="KR">￦</number:currency-symbol>
      <number:number number:decimal-places="2" number:min-integer-digits="1" number:decimal-replacement="--" number:grouping="true"/>
    </number:currency-style>
    <number:currency-style style:name="N128P0" style:volatile="true">
      <number:currency-symbol number:language="ko" number:country="KR">￦</number:currency-symbol>
      <number:number number:decimal-places="2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ko" number:country="KR">￦</number:currency-symbol>
      <number:number number:decimal-places="2" number:min-integer-digits="1" number:decimal-replacement="--" number:grouping="true"/>
      <style:map style:condition="value()&gt;=0" style:apply-style-name="N128P0"/>
    </number:currency-style>
    <number:date-style style:name="N129">
      <number:year number:style="long"/>
      <number:text>년</number:text>
      <number:month/>
      <number:text>월</number:text>
      <number:day/>
      <number:text>일 </number:text>
      <number:day-of-week number:style="long"/>
      <number:text> </number:text>
    </number:date-style>
    <number:time-style style:name="N130">
      <number:hours number:style="long"/>
      <number:text>시</number:text>
      <number:minutes number:style="long"/>
      <number:text>분</number:text>
      <number:seconds number:style="long"/>
      <number:text>초</number:text>
    </number:time-style>
    <number:date-style style:name="N131">
      <number:year/>
      <number:text>年</number:text>
      <number:month/>
      <number:text>月</number:text>
      <number:day/>
      <number:text>日</number:text>
    </number:date-style>
    <number:date-style style:name="N132">
      <number:year number:style="long"/>
      <number:text>년</number:text>
      <number:month/>
      <number:text>월</number:text>
      <number:day/>
      <number:text>일</number:text>
    </number:date-style>
    <number:date-style style:name="N133">
      <number:year/>
      <number:text>/</number:text>
      <number:month/>
      <number:text>/</number:text>
      <number:day/>
    </number:date-style>
    <number:date-style style:name="N134">
      <number:year number:style="long"/>
      <number:text>年</number:text>
      <number:month/>
      <number:text>月</number:text>
      <number:day/>
      <number:text>日</number:text>
    </number:date-style>
    <number:date-style style:name="N135">
      <number:year/>
      <number:text>년</number:text>
      <number:month/>
      <number:text>월</number:text>
    </number:date-style>
    <number:date-style style:name="N136">
      <number:year/>
      <number:text>년</number:text>
      <number:month/>
      <number:text>월</number:text>
      <number:day/>
      <number:text>일 </number:text>
      <number:day-of-week number:style="long"/>
      <number:text> </number:text>
    </number:date-style>
    <number:date-style style:name="N137">
      <number:year/>
      <number:text>年</number:text>
      <number:month/>
      <number:text>月</number:text>
      <number:day/>
      <number:text>日 </number:text>
      <number:day-of-week number:style="long"/>
      <number:text> </number:text>
    </number:date-style>
    <style:style style:name="Default" style:family="table-cell">
      <style:text-properties style:font-name-asian="HY MyeongJo Ligh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선_20_끝_20_1" draw:display-name="선 끝 1" svg:viewBox="0 0 20 30" svg:d="m10 0-10 30h20z"/>
    <draw:marker draw:name="선_20_끝_20_2" draw:display-name="선 끝 2" svg:viewBox="0 0 20 30" svg:d="m10 0-10 30h20z"/>
    <draw:marker draw:name="선_20_끝_20_3" draw:display-name="선 끝 3" svg:viewBox="0 0 20 30" svg:d="m10 0-10 30h20z"/>
  </office:styles>
  <office:automatic-styles>
    <style:page-layout style:name="pm1"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T1" style:family="text">
      <style:text-properties fo:color="#000000" style:text-outline="false" style:text-line-through-style="none" style:font-name="Albany" fo:font-size="10pt" fo:language="zxx" fo:country="none" fo:font-style="normal" fo:text-shadow="none" style:text-underline-style="none" fo:font-weight="normal" style:text-und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1">페이지 </text:span><text:span text:style-name="T1"><text:page-number>1</text:page-number></text:span></text:p>
      </style:footer>
      <style:footer-left style:display="false"/>
    </style:master-page>
    <style:master-page style:name="Report" style:page-layout-name="pm2">
      <style:header>
        <style:region-left>
          <text:p><text:span text:style-name="T1"><text:sheet-name>???</text:sheet-name></text:span><text:span text:style-name="T1"> (</text:span><text:span text:style-name="T1"><text:title>???</text:title></text:span><text:span text:style-name="T1">)</text:span></text:p>
        </style:region-left>
        <style:region-right>
          <text:p><text:span text:style-name="T1"><text:date style:data-style-name="N2" text:date-value="2008-01-18">01/18/2008</text:date></text:span><text:span text:style-name="T1">, </text:span><text:span text:style-name="T1"><text:time>14:12:21</text:time></text:span></text:p>
        </style:region-right>
      </style:header>
      <style:header-left style:display="false"/>
      <style:footer>
        <text:p><text:span text:style-name="T1">페이지 </text:span><text:span text:style-name="T1"><text:page-number>1</text:page-number></text:span><text:span text:style-name="T1"> / </text:span><text:span text:style-name="T1"><text:page-count>99</text:page-count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1$Build-9247$CWS-dr58</meta:generator>
    <meta:initial-creator>Peter Junge</meta:initial-creator>
    <meta:creation-date>2001-08-27T14:44:16</meta:creation-date>
    <dc:creator>Peter Junge</dc:creator>
    <dc:date>2001-08-27T16:33:44</dc:date>
    <dc:language>ko-KR</dc:language>
    <meta:editing-cycles>8</meta:editing-cycles>
    <meta:editing-duration>PT1H48M37S</meta:editing-duration>
    <meta:user-defined meta:name="Info 1"/>
    <meta:user-defined meta:name="Info 2"/>
    <meta:user-defined meta:name="Info 3"/>
    <meta:user-defined meta:name="Info 4"/>
    <meta:document-statistic meta:table-count="3" meta:cell-count="48"/>
  </office:meta>
</office:document-meta>
</file>